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vnd.oasis.opendocument.graphics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4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5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6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7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8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pr1" style:family="presentation" style:parent-style-name="Default_20_1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 style:list-style-name="L1">
      <style:graphic-properties draw:fill-color="#ffffff" draw:auto-grow-height="true" fo:min-height="12.573cm"/>
    </style:style>
    <style:style style:name="pr6" style:family="presentation" style:parent-style-name="Default_20_1-notes" style:list-style-name="L1">
      <style:graphic-properties draw:fill-color="#ffffff" draw:auto-grow-height="true" fo:min-height="12.573cm"/>
    </style:style>
    <style:style style:name="pr7" style:family="presentation" style:parent-style-name="Default_20_1-notes" style:list-style-name="L1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_20_1-notes" style:list-style-name="L1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0.935cm"/>
    </style:style>
    <style:style style:name="pr11" style:family="presentation" style:parent-style-name="Default_20_1-notes" style:list-style-name="L1">
      <style:graphic-properties draw:fill-color="#ffffff" draw:auto-grow-height="true" fo:min-height="12.573cm"/>
    </style:style>
    <style:style style:name="pr12" style:family="presentation" style:parent-style-name="Default_20_1-notes" style:list-style-name="L1">
      <style:graphic-properties draw:fill-color="#ffffff" draw:auto-grow-height="true" fo:min-height="12.573cm"/>
    </style:style>
    <style:style style:name="pr13" style:family="presentation" style:parent-style-name="Default-title">
      <style:graphic-properties draw:auto-grow-height="true" fo:min-height="3.173cm"/>
    </style:style>
    <style:style style:name="pr14" style:family="presentation" style:parent-style-name="Default_20_1-notes" style:list-style-name="L1">
      <style:graphic-properties draw:fill-color="#ffffff" draw:auto-grow-height="true" fo:min-height="12.573cm"/>
    </style:style>
    <style:style style:name="pr15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line-height="150%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58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ffff" fo:font-family="'Liberation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10" style:family="text">
      <style:text-properties fo:font-weight="bold"/>
    </style:style>
    <style:style style:name="T11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2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3" draw:layer="layout" svg:width="22.855cm" svg:height="6.087cm" svg:x="3.18cm" svg:y="5.038cm">
          <draw:text-box>
            <text:p text:style-name="P1"><text:span text:style-name="T1">Benchmarking and tuning JBoss EAP session clustering</text:span></text:p>
            <text:p text:style-name="P2"><text:span text:style-name="T2"/></text:p>
          </draw:text-box>
        </draw:frame>
        <draw:frame draw:style-name="gr2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Clustering configuration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  <text:list>
                  <text:list-item>
                    <text:p>We're <text:span text:style-name="T4">not</text:span> testing raw clustering performance, but a typical web app with 90% reads / 10% writes</text:p>
                  </text:list-item>
                </text:list>
              </text:list-item>
              <text:list-item>
                <text:p>Side effect</text:p>
                <text:list>
                  <text:list-item>
                    <text:p>Show how to set up and manage an EAP 6 cluster 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38cm">
          <draw:text-box>
            <text:p text:style-name="P1"><text:span text:style-name="T1">Let's take a look at how EAP clustering is implemented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8.449cm" svg:x="3.18cm" svg:y="5.038cm">
          <draw:text-box>
            <text:p text:style-name="P1"><text:span text:style-name="T5">Let's take a look at the 2 major clustering modes: replication and distribut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replica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5" draw:text-style-name="P10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715cm" svg:y1="8.89cm" svg:x2="19.685cm" svg:y2="8.89cm">
          <text:p/>
        </draw:line>
        <draw:line draw:style-name="gr11" draw:text-style-name="P10" draw:layer="layout" svg:x1="5.715cm" svg:y1="8.89cm" svg:x2="5.715cm" svg:y2="10.795cm">
          <text:p/>
        </draw:line>
        <draw:line draw:style-name="gr11" draw:text-style-name="P10" draw:layer="layout" svg:x1="12.7cm" svg:y1="8.89cm" svg:x2="12.7cm" svg:y2="10.795cm">
          <text:p/>
        </draw:line>
        <draw:line draw:style-name="gr11" draw:text-style-name="P10" draw:layer="layout" svg:x1="19.685cm" svg:y1="8.89cm" svg:x2="19.685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5.715cm" svg:x2="19.685cm" svg:y2="10.795cm">
          <text:p/>
        </draw:line>
        <draw:line draw:style-name="gr11" draw:text-style-name="P10" draw:layer="layout" svg:x1="20.132cm" svg:y1="10.795cm" svg:x2="15.687cm" svg:y2="5.71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62cm" svg:height="13.851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7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7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line draw:style-name="gr12" draw:text-style-name="P10" draw:layer="layout" svg:x1="15.24cm" svg:y1="5.715cm" svg:x2="10.16cm" svg:y2="11.43cm">
          <text:p/>
        </draw:line>
        <draw:line draw:style-name="gr11" draw:text-style-name="P10" draw:layer="layout" svg:x1="12.7cm" svg:y1="8.89cm" svg:x2="15.24cm" svg:y2="11.43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7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54cm" svg:height="0.878cm" svg:x="13.97cm" svg:y="2.932cm">
          <draw:text-box>
            <text:p><text:span text:style-name="T8">write(K2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7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7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7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691cm" svg:height="0.878cm" svg:x="13.97cm" svg:y="2.932cm">
          <draw:text-box>
            <text:p><text:span text:style-name="T8">read(K5)</text:span></text:p>
          </draw:text-box>
        </draw:frame>
        <draw:line draw:style-name="gr11" draw:text-style-name="P10" draw:layer="layout" svg:x1="15.24cm" svg:y1="5.715cm" svg:x2="10.16cm" svg:y2="13.97cm">
          <text:p/>
        </draw:line>
        <draw:line draw:style-name="gr11" draw:text-style-name="P10" draw:layer="layout" svg:x1="10.577cm" svg:y1="13.814cm" svg:x2="15.657cm" svg:y2="5.559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5">Now let's take a look at the perf test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8" draw:text-style-name="P14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9">num_attrs</text:span> (10) attributes with <text:span text:style-name="T9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10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est environme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Hardware</text:p>
                <text:list>
                  <text:list-item>
                    <text:p>HP DL360 G7 dual socket, 4 core E5640 Nehalem, 2.66 GHz, 32GB RAM</text:p>
                  </text:list-item>
                  <text:list-item>
                    <text:p>1GB network</text:p>
                  </text:list-item>
                  <text:list-item>
                    <text:p>JVM: 1.6.0_31</text:p>
                  </text:list-item>
                  <text:list-item>
                    <text:p>JVM options: -Xms256m -Xmx1g -server</text:p>
                  </text:list-item>
                  <text:list-item>
                    <text:p>8 physical boxes for EAP instances</text:p>
                    <text:list>
                      <text:list-item>
                        <text:p>When benching 12 and 16 instances, we run 2 EAP instances on some (12) or all (16) boxes</text:p>
                        <text:list>
                          <text:list-item>
                            <text:p>Competing for CPU / memory / network acc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Configuration of the EAP cluster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 / mod-cluster (httpd.conf)</text:p>
          </draw:text-box>
        </draw:frame>
        <draw:custom-shape draw:style-name="gr13" draw:text-style-name="P15" draw:layer="layout" svg:width="20.532cm" svg:height="14.307cm" svg:x="1.27cm" svg:y="3.175cm">
          <text:p text:style-name="P15"><text:span text:style-name="T11">MaxRequestsPerChild 0</text:span></text:p>
          <text:p text:style-name="P15"><text:span text:style-name="T11">ServerLimit 20</text:span></text:p>
          <text:p text:style-name="P15"><text:span text:style-name="T11">ThreadsPerChild 50</text:span></text:p>
          <text:p text:style-name="P15"><text:span text:style-name="T11">MaxClients 1000</text:span></text:p>
          <text:p text:style-name="P15"><text:span text:style-name="T11"/></text:p>
          <text:p text:style-name="P15"><text:span text:style-name="T11">&lt;IfModule manager_module&gt;</text:span></text:p>
          <text:p text:style-name="P15"><text:span text:style-name="T11"><text:s text:c="2"/></text:span><text:span text:style-name="T11">Listen 8000</text:span></text:p>
          <text:p text:style-name="P15"><text:span text:style-name="T11"><text:s text:c="2"/></text:span><text:span text:style-name="T11">&lt;VirtualHost *:8000&gt;</text:span></text:p>
          <text:p text:style-name="P15"><text:span text:style-name="T11"><text:s text:c="4"/></text:span><text:span text:style-name="T11">&lt;Location /&gt;</text:span></text:p>
          <text:p text:style-name="P15"><text:span text:style-name="T11"><text:s text:c="5"/></text:span><text:span text:style-name="T11">Order deny,allow</text:span></text:p>
          <text:p text:style-name="P15"><text:span text:style-name="T11"><text:s text:c="5"/></text:span><text:span text:style-name="T11">Allow from all</text:span></text:p>
          <text:p text:style-name="P15"><text:span text:style-name="T11"><text:s text:c="4"/></text:span><text:span text:style-name="T11">&lt;/Location&gt;</text:span></text:p>
          <text:p text:style-name="P15"><text:span text:style-name="T11"><text:s text:c="4"/></text:span><text:span text:style-name="T11">EnableMCPMReceive</text:span></text:p>
          <text:p text:style-name="P15"><text:span text:style-name="T11"><text:s text:c="4"/></text:span><text:span text:style-name="T11">&lt;Location /mod_cluster_manager&gt;</text:span></text:p>
          <text:p text:style-name="P15"><text:span text:style-name="T11"><text:s text:c="7"/></text:span><text:span text:style-name="T11">SetHandler mod_cluster-manager</text:span></text:p>
          <text:p text:style-name="P15"><text:span text:style-name="T11"><text:s text:c="7"/></text:span><text:span text:style-name="T11">Order deny,allow</text:span></text:p>
          <text:p text:style-name="P15"><text:span text:style-name="T11"><text:s text:c="7"/></text:span><text:span text:style-name="T11">Allow from all</text:span></text:p>
          <text:p text:style-name="P15"><text:span text:style-name="T11"><text:s text:c="4"/></text:span><text:span text:style-name="T11">&lt;/Location&gt;</text:span></text:p>
          <text:p text:style-name="P15"><text:span text:style-name="T11"><text:s text:c="2"/></text:span><text:span text:style-name="T11">&lt;/VirtualHost&gt;</text:span></text:p>
          <text:p text:style-name="P15"><text:span text:style-name="T11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configuration (standalone-ha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Address of httpd / mod-cluster:</text:p>
              </text:list-item>
            </text:list>
          </draw:text-box>
        </draw:frame>
        <draw:custom-shape draw:style-name="gr14" draw:text-style-name="P15" draw:layer="layout" svg:width="22.86cm" svg:height="2.54cm" svg:x="1.27cm" svg:y="5.08cm">
          <text:p text:style-name="P15"><text:span text:style-name="T11">&lt;subsystem xmlns="urn:jboss:domain:modcluster:1.1"&gt;</text:span></text:p>
          <text:p text:style-name="P15"><text:span text:style-name="T11"><text:s text:c="7"/></text:span><text:span text:style-name="T11">&lt;mod-cluster-config proxy-list="</text:span><text:span text:style-name="T12">cluster09:8000</text:span><text:span text:style-name="T11">" advertise="false"/&gt;</text:span></text:p>
          <text:p text:style-name="P15"><text:span text:style-name="T11">&lt;/subsystem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Cache configuration:</text:p>
              </text:list-item>
            </text:list>
          </draw:text-box>
        </draw:frame>
        <draw:custom-shape draw:style-name="gr15" draw:text-style-name="P15" draw:layer="layout" svg:width="23.514cm" svg:height="6.91cm" svg:x="1.295cm" svg:y="9.6cm">
          <text:p text:style-name="P15"><text:span text:style-name="T11">&lt;subsystem xmlns="urn:jboss:domain:infinispan:1.2"&gt;</text:span></text:p>
          <text:p text:style-name="P15"><text:span text:style-name="T11"><text:s text:c="4"/></text:span><text:span text:style-name="T11">&lt;cache-container name="</text:span><text:span text:style-name="T12">web</text:span><text:span text:style-name="T11">" default-cache="</text:span><text:span text:style-name="T12">repl-sync</text:span><text:span text:style-name="T11">"&gt;</text:span></text:p>
          <text:p text:style-name="P15"><text:span text:style-name="T11"><text:s text:c="8"/></text:span><text:span text:style-name="T11">&lt;transport stack="</text:span><text:span text:style-name="T12">udp</text:span><text:span text:style-name="T11">"/&gt;</text:span></text:p>
          <text:p text:style-name="P15"><text:span text:style-name="T11"><text:s text:c="8"/></text:span><text:span text:style-name="T11">&lt;replicated-cache name="</text:span><text:span text:style-name="T12">repl-async</text:span><text:span text:style-name="T11">" mode="ASYNC"/&gt;</text:span></text:p>
          <text:p text:style-name="P15"><text:span text:style-name="T11"><text:s text:c="8"/></text:span><text:span text:style-name="T11">&lt;replicated-cache name="</text:span><text:span text:style-name="T12">repl-sync</text:span><text:span text:style-name="T11">" mode="SYNC"/&gt;</text:span></text:p>
          <text:p text:style-name="P15"><text:span text:style-name="T11"><text:s text:c="8"/></text:span><text:span text:style-name="T11">&lt;distributed-cache name="</text:span><text:span text:style-name="T12">dist-async</text:span><text:span text:style-name="T11">" owners="2" mode="ASYNC"/&gt;</text:span></text:p>
          <text:p text:style-name="P15"><text:span text:style-name="T11"><text:s text:c="8"/></text:span><text:span text:style-name="T11">&lt;distributed-cache name="</text:span><text:span text:style-name="T12">dist-sync</text:span><text:span text:style-name="T11">" owners="2" mode="SYNC"/&gt;</text:span></text:p>
          <text:p text:style-name="P15"><text:span text:style-name="T11"><text:s text:c="4"/></text:span><text:span text:style-name="T11">&lt;/cache-container&gt;</text:span></text:p>
          <text:p text:style-name="P15"><text:span text:style-name="T11">&lt;/subsystem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configuration (standalone-ha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Transport:</text:p>
              </text:list-item>
            </text:list>
          </draw:text-box>
        </draw:frame>
        <draw:custom-shape draw:style-name="gr16" draw:text-style-name="P15" draw:layer="layout" svg:width="24.765cm" svg:height="12.7cm" svg:x="1.267cm" svg:y="5.08cm">
          <text:p text:style-name="P15"><text:span text:style-name="T11">&lt;subsystem xmlns="urn:jboss:domain:jgroups:1.1" default-stack="udp"&gt;</text:span></text:p>
          <text:p text:style-name="P15"><text:span text:style-name="T11"><text:s text:c="4"/></text:span><text:span text:style-name="T11">&lt;stack name="</text:span><text:span text:style-name="T12">udp</text:span><text:span text:style-name="T11">"&gt;</text:span></text:p>
          <text:p text:style-name="P15"><text:span text:style-name="T11"><text:s text:c="8"/></text:span><text:span text:style-name="T11">&lt;transport type="UDP" socket-binding="jgroups-udp"/&gt;</text:span></text:p>
          <text:p text:style-name="P15"><text:span text:style-name="T11"><text:s text:c="8"/></text:span><text:span text:style-name="T11">&lt;protocol type="PING"/&gt;</text:span></text:p>
          <text:p text:style-name="P15"><text:span text:style-name="T11"><text:s text:c="8"/></text:span><text:span text:style-name="T11">&lt;protocol type="FD_SOCK" socket-binding="jgroups-udp-fd"/&gt;</text:span></text:p>
          <text:p text:style-name="P15"><text:span text:style-name="T11"><text:s text:c="8"/></text:span><text:span text:style-name="T11">&lt;protocol type="pbcast.NAKACK"/&gt;</text:span></text:p>
          <text:p text:style-name="P15"><text:span text:style-name="T11"><text:s text:c="8"/></text:span><text:span text:style-name="T11">&lt;protocol type="UNICAST2"/&gt;</text:span></text:p>
          <text:p text:style-name="P15"><text:span text:style-name="T11"><text:s text:c="8"/></text:span><text:span text:style-name="T11">&lt;protocol type="pbcast.STABLE"/&gt;</text:span></text:p>
          <text:p text:style-name="P15"><text:span text:style-name="T11"><text:s text:c="8"/></text:span><text:span text:style-name="T11">&lt;protocol type="pbcast.GMS"/&gt;</text:span></text:p>
          <text:p text:style-name="P15"><text:span text:style-name="T11"><text:s text:c="8"/></text:span><text:span text:style-name="T11">&lt;protocol type="FRAG2"/&gt;</text:span></text:p>
          <text:p text:style-name="P15"><text:span text:style-name="T11"><text:s text:c="4"/></text:span><text:span text:style-name="T11">&lt;/stack&gt;</text:span></text:p>
          <text:p text:style-name="P15"><text:span text:style-name="T11"><text:s text:c="4"/></text:span><text:span text:style-name="T11">&lt;stack name="</text:span><text:span text:style-name="T12">tcp</text:span><text:span text:style-name="T11">"&gt;</text:span></text:p>
          <text:p text:style-name="P15"><text:span text:style-name="T11"><text:s text:c="8"/></text:span><text:span text:style-name="T11">&lt;transport type="TCP" socket-binding="jgroups-tcp"/&gt;</text:span></text:p>
          <text:p text:style-name="P15"><text:span text:style-name="T11"><text:s text:c="8"/></text:span><text:span text:style-name="T11">&lt;protocol type="MPING" socket-binding="jgroups-mping"/&gt;</text:span></text:p>
          <text:p text:style-name="P15"><text:span text:style-name="T11"><text:s text:c="8"/></text:span><text:span text:style-name="T11">...</text:span></text:p>
          <text:p text:style-name="P15"><text:span text:style-name="T11"><text:s text:c="4"/></text:span><text:span text:style-name="T11">&lt;/stack&gt;</text:span></text:p>
          <text:p text:style-name="P15"><text:span text:style-name="T11">&lt;/subsystem&gt;</text:span></text:p>
          <text:p text:style-name="P15"><text:span text:style-name="T11"/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ebapp configuration (web.war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WEB-INF/web.xml:</text:p>
              </text:list-item>
            </text:list>
          </draw:text-box>
        </draw:frame>
        <draw:custom-shape draw:style-name="gr17" draw:text-style-name="P15" draw:layer="layout" svg:width="22.86cm" svg:height="2.54cm" svg:x="1.27cm" svg:y="5.08cm">
          <text:p text:style-name="P15"><text:span text:style-name="T11">...</text:span></text:p>
          <text:p text:style-name="P15"><text:span text:style-name="T11">&lt;distributable/&gt;</text:span></text:p>
          <text:p text:style-name="P15"><text:span text:style-name="T11">...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WEB-INF/jboss-web.xml</text:p>
              </text:list-item>
            </text:list>
          </draw:text-box>
        </draw:frame>
        <draw:custom-shape draw:style-name="gr18" draw:text-style-name="P15" draw:layer="layout" svg:width="23.514cm" svg:height="4.37cm" svg:x="1.295cm" svg:y="9.6cm">
          <text:p text:style-name="P15"><text:span text:style-name="T11">&lt;replication-config&gt;</text:span></text:p>
          <text:p text:style-name="P15"><text:span text:style-name="T11"><text:s text:c="5"/></text:span><text:span text:style-name="T11">&lt;cache-name&gt;</text:span><text:span text:style-name="T12">web.repl-async</text:span><text:span text:style-name="T11">&lt;/cache-name&gt;</text:span></text:p>
          <text:p text:style-name="P15"><text:span text:style-name="T11"><text:s text:c="5"/></text:span><text:span text:style-name="T11">&lt;replication-granularity&gt;</text:span><text:span text:style-name="T12">ATTRIBUTE</text:span><text:span text:style-name="T11">&lt;/replication-granularity&gt;</text:span></text:p>
          <text:p text:style-name="P15"><text:span text:style-name="T11"><text:s text:c="5"/></text:span><text:span text:style-name="T11">&lt;replication-trigger&gt;</text:span><text:span text:style-name="T12">SET</text:span><text:span text:style-name="T11">&lt;/replication-trigger&gt;</text:span></text:p>
          <text:p text:style-name="P15"><text:span text:style-name="T11">&lt;/replication-config&gt;</text:span></text:p>
          <text:p text:style-name="P15"><text:span text:style-name="T11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5">Last but not least: performance number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Unoptimized numbers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Every request triggers replication of 10'000 by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Tuning tip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</text:p>
          </draw:text-box>
        </draw:frame>
        <draw:frame presentation:style-name="pr3" draw:layer="layout" svg:width="25.199cm" svg:height="13.435cm" svg:x="1.471cm" svg:y="3.7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 <text:span text:style-name="T10">not</text:span> use Maxsessionid in httpd.conf !</text:p>
              </text:list-item>
              <text:list-item>
                <text:p>Install httpd in a local file system</text:p>
                <text:list>
                  <text:list-item>
                    <text:p>NFS kills performance</text:p>
                    <text:list>
                      <text:list-item>
                        <text:p>Example: moving from NFS to /tmp increased local webapp access from 17'000 to 31'000 requests / sec</text:p>
                      </text:list-item>
                    </text:list>
                  </text:list-item>
                </text:list>
              </text:list-item>
              <text:list-item>
                <text:p>Decrease logging verbosity</text:p>
                <text:list>
                  <text:list-item>
                    <text:p>Remove or curtail access_log (can become big)<text:tab/></text:p>
                  </text:list-item>
                  <text:list-item>
                    <text:p>Log rotation is your fri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3" draw:layer="layout" svg:width="25.199cm" svg:height="3.173cm" svg:x="1.4cm" svg:y="0.637cm" presentation:class="title">
          <draw:text-box>
            <text:p>Infinispan</text:p>
          </draw:text-box>
        </draw:frame>
        <draw:frame presentation:style-name="pr3" draw:layer="layout" svg:width="25.834cm" svg:height="13.879cm" svg:x="1.471cm" svg:y="3.175cm" presentation:class="outline" presentation:user-transformed="true">
          <draw:text-box>
            <text:list text:style-name="L2">
              <text:list-item>
                <text:p>Use of repl queue for async replication seems to be counter-productive !</text:p>
                <text:list>
                  <text:list-item>
                    <text:p>With: 18'000, without: 30'000 reqs/s (repl-async, 2 nodes)</text:p>
                  </text:list-item>
                  <text:list-item>
                    <text:p>Generates bursts rather than steady stream</text:p>
                  </text:list-item>
                  <text:list-item>
                    <text:p>Memory increase if generation rate &gt; send rate</text:p>
                  </text:list-item>
                  <text:list-item>
                    <text:p>JGroups already performs batching</text:p>
                  </text:list-item>
                </text:list>
              </text:list-item>
              <text:list-item>
                <text:p>Turn L1 cache off for sessions</text:p>
                <text:list>
                  <text:list-item>
                    <text:p>The session is always in the local cache</text:p>
                  </text:list-item>
                  <text:list-item>
                    <text:p>Generates invalidation traffic</text:p>
                  </text:list-item>
                  <text:list-item>
                    <text:p>Memory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-web.xm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-granularity (SESSION, ATTRIBUTE)</text:p>
                <text:list>
                  <text:list-item>
                    <text:p>SESSION is default (replicates everything)</text:p>
                    <text:list>
                      <text:list-item>
                        <text:p>Change this to ATTRIBUTE</text:p>
                      </text:list-item>
                    </text:list>
                  </text:list-item>
                </text:list>
              </text:list-item>
              <text:list-item>
                <text:p>replication-trigger (SET, SANPG)</text:p>
                <text:list>
                  <text:list-item>
                    <text:p>SET_AND_NON_PRIMITIVE_GET is default</text:p>
                    <text:list>
                      <text:list-item>
                        <text:p>In our test, byte[] buffers as session values are non-primitive</text:p>
                        <text:list>
                          <text:list-item>
                            <text:p>Even GETs would trigger replication !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lication-mode (ASYNC, SYNC)</text:p>
                <text:list>
                  <text:list-item>
                    <text:p>SYNC is good enough with non-extreme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Conclus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or replication ?</text:p>
          </draw:text-box>
        </draw:frame>
        <draw:frame presentation:style-name="pr3" draw:layer="layout" svg:width="25.199cm" svg:height="14.631cm" svg:x="1.471cm" svg:y="3.372cm" presentation:class="outline" presentation:user-transformed="true">
          <draw:text-box>
            <text:list text:style-name="L2">
              <text:list-item>
                <text:p>ATTRIBUTE and SET are best in most cases</text:p>
              </text:list-item>
              <text:list-item>
                <text:p>Use replication when</text:p>
                <text:list>
                  <text:list-item>
                    <text:p>Cluster size is small and data is small</text:p>
                  </text:list-item>
                  <text:list-item>
                    <text:p>Data * cluster_size &lt; allocated heap</text:p>
                  </text:list-item>
                  <text:list-item>
                    <text:p>Reads are fast, no rebalancing</text:p>
                  </text:list-item>
                </text:list>
              </text:list-item>
              <text:list-item>
                <text:p>Use distribution when</text:p>
                <text:list>
                  <text:list-item>
                    <text:p>The data is big or the cluster is large</text:p>
                  </text:list-item>
                  <text:list-item>
                    <text:p>Access cost is constant</text:p>
                  </text:list-item>
                </text:list>
              </text:list-item>
              <text:list-item>
                <text:p>Async when we have (session) stickiness</text:p>
              </text:list-item>
              <text:list-item>
                <text:p>Sync when we don'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13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5-07T08:29:47</dc:date>
    <dc:language>en-US</dc:language>
    <meta:editing-cycles>244</meta:editing-cycles>
    <meta:editing-duration>P9DT1H35M44S</meta:editing-duration>
    <dc:creator>Bela Ban</dc:creator>
    <meta:document-statistic meta:object-count="2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1.153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1.153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1.153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1.153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1.153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1.153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